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ustomers">
        <table:table-row>
          <table:table-cell office:value-type="float" office:value="1">
            <text:p>1</text:p>
          </table:table-cell>
          <table:table-cell office:value-type="string">
            <text:p>Yo</text:p>
          </table:table-cell>
          <table:table-cell office:value-type="string">
            <text:p>Prueba</text:p>
          </table:table-cell>
          <table:table-cell office:value-type="string">
            <text:p>prueba@pruebaalgo.com</text:p>
          </table:table-cell>
          <table:table-cell office:value-type="string">
            <text:p>7678887654</text:p>
          </table:table-cell>
          <table:table-cell office:value-type="string">
            <text:p>Calle prueba</text:p>
          </table:table-cell>
          <table:table-cell office:value-type="date" office:date-value="2023-01-02T15:01:31" table:style-name="DateTimeCell">
            <text:p>2023-01-02 15:01:31</text:p>
          </table:table-cell>
          <table:table-cell office:value-type="date" office:date-value="2023-01-02T15:01:31" table:style-name="DateTimeCell">
            <text:p>2023-01-02 15:01: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Yo2</text:p>
          </table:table-cell>
          <table:table-cell office:value-type="string">
            <text:p>Prueba2</text:p>
          </table:table-cell>
          <table:table-cell office:value-type="string">
            <text:p>yo@vdd.com</text:p>
          </table:table-cell>
          <table:table-cell office:value-type="string">
            <text:p>78667567567</text:p>
          </table:table-cell>
          <table:table-cell office:value-type="string">
            <text:p>Calle prueba2</text:p>
          </table:table-cell>
          <table:table-cell office:value-type="date" office:date-value="2023-01-02T15:26:15" table:style-name="DateTimeCell">
            <text:p>2023-01-02 15:26:15</text:p>
          </table:table-cell>
          <table:table-cell office:value-type="date" office:date-value="2023-01-02T15:26:15" table:style-name="DateTimeCell">
            <text:p>2023-01-02 15:26: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ompra </text:p>
          </table:table-cell>
          <table:table-cell office:value-type="string">
            <text:p>Mañanera</text:p>
          </table:table-cell>
          <table:table-cell office:value-type="string">
            <text:p>estarde@xn--tengosueo-s6a.com</text:p>
          </table:table-cell>
          <table:table-cell office:value-type="string">
            <text:p>45643543523</text:p>
          </table:table-cell>
          <table:table-cell office:value-type="string">
            <text:p>Calle de la almohada</text:p>
          </table:table-cell>
          <table:table-cell office:value-type="date" office:date-value="2023-01-03T07:41:32" table:style-name="DateTimeCell">
            <text:p>2023-01-03 07:41:32</text:p>
          </table:table-cell>
          <table:table-cell office:value-type="date" office:date-value="2023-01-03T07:41:32" table:style-name="DateTimeCell">
            <text:p>2023-01-03 07:41: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ompra </text:p>
          </table:table-cell>
          <table:table-cell office:value-type="string">
            <text:p>sdfsdfs</text:p>
          </table:table-cell>
          <table:table-cell office:value-type="string">
            <text:p>cuentabombero@gmail.com</text:p>
          </table:table-cell>
          <table:table-cell office:value-type="string">
            <text:p>34534567435</text:p>
          </table:table-cell>
          <table:table-cell office:value-type="string">
            <text:p>dqwrfwef wefw eef</text:p>
          </table:table-cell>
          <table:table-cell office:value-type="date" office:date-value="2023-01-03T15:55:31" table:style-name="DateTimeCell">
            <text:p>2023-01-03 15:55:31</text:p>
          </table:table-cell>
          <table:table-cell office:value-type="date" office:date-value="2023-01-03T15:55:31" table:style-name="DateTimeCell">
            <text:p>2023-01-03 15:55:3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ompra </text:p>
          </table:table-cell>
          <table:table-cell office:value-type="string">
            <text:p>sdfsdfs</text:p>
          </table:table-cell>
          <table:table-cell office:value-type="string">
            <text:p>cuentabombero@gmail.com</text:p>
          </table:table-cell>
          <table:table-cell office:value-type="string">
            <text:p>34534567435</text:p>
          </table:table-cell>
          <table:table-cell office:value-type="string">
            <text:p>dqwrfwef wefw eef</text:p>
          </table:table-cell>
          <table:table-cell office:value-type="date" office:date-value="2023-01-03T15:56:57" table:style-name="DateTimeCell">
            <text:p>2023-01-03 15:56:57</text:p>
          </table:table-cell>
          <table:table-cell office:value-type="date" office:date-value="2023-01-03T15:56:57" table:style-name="DateTimeCell">
            <text:p>2023-01-03 15:56:5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Yo2</text:p>
          </table:table-cell>
          <table:table-cell office:value-type="string">
            <text:p>qweqweqwe</text:p>
          </table:table-cell>
          <table:table-cell office:value-type="string">
            <text:p>cuentabombero@gmail.com</text:p>
          </table:table-cell>
          <table:table-cell office:value-type="string">
            <text:p>7665765676</text:p>
          </table:table-cell>
          <table:table-cell office:value-type="string">
            <text:p>Calle Pedro Cabanes, 81</text:p>
          </table:table-cell>
          <table:table-cell office:value-type="date" office:date-value="2023-01-03T15:58:21" table:style-name="DateTimeCell">
            <text:p>2023-01-03 15:58:21</text:p>
          </table:table-cell>
          <table:table-cell office:value-type="date" office:date-value="2023-01-03T15:58:21" table:style-name="DateTimeCell">
            <text:p>2023-01-03 15:58:2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Yo2</text:p>
          </table:table-cell>
          <table:table-cell office:value-type="string">
            <text:p>qweqweqwe</text:p>
          </table:table-cell>
          <table:table-cell office:value-type="string">
            <text:p>cuentabombero@gmail.com</text:p>
          </table:table-cell>
          <table:table-cell office:value-type="string">
            <text:p>7665765676</text:p>
          </table:table-cell>
          <table:table-cell office:value-type="string">
            <text:p>Calle Pedro Cabanes, 81</text:p>
          </table:table-cell>
          <table:table-cell office:value-type="date" office:date-value="2023-01-03T16:08:32" table:style-name="DateTimeCell">
            <text:p>2023-01-03 16:08:32</text:p>
          </table:table-cell>
          <table:table-cell office:value-type="date" office:date-value="2023-01-03T16:08:32" table:style-name="DateTimeCell">
            <text:p>2023-01-03 16:08:3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rue</text:p>
          </table:table-cell>
          <table:table-cell office:value-type="string">
            <text:p>ba</text:p>
          </table:table-cell>
          <table:table-cell office:value-type="string">
            <text:p>cuentabombero@gmail.com</text:p>
          </table:table-cell>
          <table:table-cell office:value-type="string">
            <text:p>35345345</text:p>
          </table:table-cell>
          <table:table-cell office:value-type="string">
            <text:p>Calle Pedro Cabanes, 43434</text:p>
          </table:table-cell>
          <table:table-cell office:value-type="date" office:date-value="2023-01-09T14:56:42" table:style-name="DateTimeCell">
            <text:p>2023-01-09 14:56:42</text:p>
          </table:table-cell>
          <table:table-cell office:value-type="date" office:date-value="2023-01-09T14:56:42" table:style-name="DateTimeCell">
            <text:p>2023-01-09 14:56:4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Yo2</text:p>
          </table:table-cell>
          <table:table-cell office:value-type="string">
            <text:p>Fran Moreno</text:p>
          </table:table-cell>
          <table:table-cell office:value-type="string">
            <text:p>cuentabombero@gmail.com</text:p>
          </table:table-cell>
          <table:table-cell office:value-type="string">
            <text:p>7665765676</text:p>
          </table:table-cell>
          <table:table-cell office:value-type="string">
            <text:p>Calle Pedro Cabanes, 81</text:p>
          </table:table-cell>
          <table:table-cell office:value-type="date" office:date-value="2023-01-10T19:26:05" table:style-name="DateTimeCell">
            <text:p>2023-01-10 19:26:05</text:p>
          </table:table-cell>
          <table:table-cell office:value-type="date" office:date-value="2023-01-10T19:26:05" table:style-name="DateTimeCell">
            <text:p>2023-01-10 19:26:0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ompra </text:p>
          </table:table-cell>
          <table:table-cell office:value-type="string">
            <text:p>qweqw</text:p>
          </table:table-cell>
          <table:table-cell office:value-type="string">
            <text:p>cuentabombero@gmail.com</text:p>
          </table:table-cell>
          <table:table-cell office:value-type="string">
            <text:p>34534567435</text:p>
          </table:table-cell>
          <table:table-cell office:value-type="string">
            <text:p>Calle salvaro dali 34</text:p>
          </table:table-cell>
          <table:table-cell office:value-type="date" office:date-value="2023-01-18T16:17:10" table:style-name="DateTimeCell">
            <text:p>2023-01-18 16:17:10</text:p>
          </table:table-cell>
          <table:table-cell office:value-type="date" office:date-value="2023-01-18T16:17:10" table:style-name="DateTimeCell">
            <text:p>2023-01-18 16:17:10</text:p>
          </table:table-cell>
          <table:table-cell office:value-type="float" office:value="1">
            <text:p>1</text:p>
          </table:table-cell>
        </table:table-row>
      </table:table>
      <table:table table:name="order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0.00">
            <text:p>90.00</text:p>
          </table:table-cell>
          <table:table-cell office:value-type="date" office:date-value="2023-01-02T15:01:31" table:style-name="DateTimeCell">
            <text:p>2023-01-02 15:01:31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9.00">
            <text:p>29.00</text:p>
          </table:table-cell>
          <table:table-cell office:value-type="date" office:date-value="2023-01-02T15:26:15" table:style-name="DateTimeCell">
            <text:p>2023-01-02 15:26:15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6.00">
            <text:p>66.00</text:p>
          </table:table-cell>
          <table:table-cell office:value-type="date" office:date-value="2023-01-03T07:41:32" table:style-name="DateTimeCell">
            <text:p>2023-01-03 07:41:32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.00">
            <text:p>1.00</text:p>
          </table:table-cell>
          <table:table-cell office:value-type="date" office:date-value="2023-01-03T15:55:31" table:style-name="DateTimeCell">
            <text:p>2023-01-03 15:55:31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.00">
            <text:p>3.00</text:p>
          </table:table-cell>
          <table:table-cell office:value-type="date" office:date-value="2023-01-03T15:56:57" table:style-name="DateTimeCell">
            <text:p>2023-01-03 15:56:57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4.00">
            <text:p>4.00</text:p>
          </table:table-cell>
          <table:table-cell office:value-type="date" office:date-value="2023-01-03T15:58:21" table:style-name="DateTimeCell">
            <text:p>2023-01-03 15:58:21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27.00">
            <text:p>27.00</text:p>
          </table:table-cell>
          <table:table-cell office:value-type="date" office:date-value="2023-01-03T16:08:32" table:style-name="DateTimeCell">
            <text:p>2023-01-03 16:08:32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25.00">
            <text:p>25.00</text:p>
          </table:table-cell>
          <table:table-cell office:value-type="date" office:date-value="2023-01-09T14:56:42" table:style-name="DateTimeCell">
            <text:p>2023-01-09 14:56:42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28.00">
            <text:p>28.00</text:p>
          </table:table-cell>
          <table:table-cell office:value-type="date" office:date-value="2023-01-10T19:26:05" table:style-name="DateTimeCell">
            <text:p>2023-01-10 19:26:05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34.00">
            <text:p>34.00</text:p>
          </table:table-cell>
          <table:table-cell office:value-type="date" office:date-value="2023-01-18T16:17:10" table:style-name="DateTimeCell">
            <text:p>2023-01-18 16:17:10</text:p>
          </table:table-cell>
          <table:table-cell office:value-type="string">
            <text:p>Pending</text:p>
          </table:table-cell>
        </table:table-row>
      </table:table>
      <table:table table:name="order_item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</table:table>
      <table:table table:name="products">
        <table:table-row>
          <table:table-cell office:value-type="float" office:value="1">
            <text:p>1</text:p>
          </table:table-cell>
          <table:table-cell office:value-type="string">
            <text:p>youtube.png</text:p>
          </table:table-cell>
          <table:table-cell office:value-type="string">
            <text:p>Camiseta</text:p>
          </table:table-cell>
          <table:table-cell office:value-type="string">
            <text:p>Suave</text:p>
          </table:table-cell>
          <table:table-cell office:value-type="float" office:value="12.00">
            <text:p>12.00</text:p>
          </table:table-cell>
          <table:table-cell office:value-type="date" office:date-value="2023-01-02T15:19:47" table:style-name="DateTimeCell">
            <text:p>2023-01-02 15:19:47</text:p>
          </table:table-cell>
          <table:table-cell office:value-type="date" office:date-value="2023-01-02T15:19:47" table:style-name="DateTimeCell">
            <text:p>2023-01-02 15:19:4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>Llavero</text:p>
          </table:table-cell>
          <table:table-cell office:value-type="string">
            <text:p>De GitPet</text:p>
          </table:table-cell>
          <table:table-cell office:value-type="float" office:value="5.00">
            <text:p>5.00</text:p>
          </table:table-cell>
          <table:table-cell office:value-type="date" office:date-value="2023-01-02T15:23:50" table:style-name="DateTimeCell">
            <text:p>2023-01-02 15:23:50</text:p>
          </table:table-cell>
          <table:table-cell office:value-type="date" office:date-value="2023-01-02T15:23:50" table:style-name="DateTimeCell">
            <text:p>2023-01-02 15:23:5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>Llavero</text:p>
          </table:table-cell>
          <table:table-cell office:value-type="string">
            <text:p>No lo pierdas</text:p>
          </table:table-cell>
          <table:table-cell office:value-type="float" office:value="4.00">
            <text:p>4.00</text:p>
          </table:table-cell>
          <table:table-cell office:value-type="date" office:date-value="2023-01-02T16:45:55" table:style-name="DateTimeCell">
            <text:p>2023-01-02 16:45:55</text:p>
          </table:table-cell>
          <table:table-cell office:value-type="date" office:date-value="2023-01-02T16:45:55" table:style-name="DateTimeCell">
            <text:p>2023-01-02 16:45:5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>Pin</text:p>
          </table:table-cell>
          <table:table-cell office:value-type="string">
            <text:p>Llevalo a todas partes</text:p>
          </table:table-cell>
          <table:table-cell office:value-type="float" office:value="1.00">
            <text:p>1.00</text:p>
          </table:table-cell>
          <table:table-cell office:value-type="date" office:date-value="2023-01-02T20:07:17" table:style-name="DateTimeCell">
            <text:p>2023-01-02 20:07:17</text:p>
          </table:table-cell>
          <table:table-cell office:value-type="date" office:date-value="2023-01-02T20:07:17" table:style-name="DateTimeCell">
            <text:p>2023-01-02 20:07:1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string">
            <text:p>Rascador</text:p>
          </table:table-cell>
          <table:table-cell office:value-type="string">
            <text:p>Para tu gatete</text:p>
          </table:table-cell>
          <table:table-cell office:value-type="float" office:value="8.00">
            <text:p>8.00</text:p>
          </table:table-cell>
          <table:table-cell office:value-type="date" office:date-value="2023-01-02T20:07:39" table:style-name="DateTimeCell">
            <text:p>2023-01-02 20:07:39</text:p>
          </table:table-cell>
          <table:table-cell office:value-type="date" office:date-value="2023-01-02T20:07:39" table:style-name="DateTimeCell">
            <text:p>2023-01-02 20:07:3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/>
          </table:table-cell>
          <table:table-cell office:value-type="string">
            <text:p>Correa</text:p>
          </table:table-cell>
          <table:table-cell office:value-type="string">
            <text:p>Flexible</text:p>
          </table:table-cell>
          <table:table-cell office:value-type="float" office:value="10.00">
            <text:p>10.00</text:p>
          </table:table-cell>
          <table:table-cell office:value-type="date" office:date-value="2023-01-02T20:07:56" table:style-name="DateTimeCell">
            <text:p>2023-01-02 20:07:56</text:p>
          </table:table-cell>
          <table:table-cell office:value-type="date" office:date-value="2023-01-02T20:07:56" table:style-name="DateTimeCell">
            <text:p>2023-01-02 20:07:56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1-18T20:12:50+01:00</meta:creation-date>
  </office:meta>
</office:document-meta>
</file>